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3.669cm"/>
    </style:style>
    <style:style style:name="co3" style:family="table-column">
      <style:table-column-properties fo:break-before="auto" style:column-width="1.339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1.131cm"/>
    </style:style>
    <style:style style:name="co8" style:family="table-column">
      <style:table-column-properties fo:break-before="auto" style:column-width="1.291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254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2.77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3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6" table:number-columns-repeated="4" table:default-cell-style-name="ce48"/>
        <table:table-column table:style-name="co6" table:default-cell-style-name="ce51"/>
        <table:table-column table:style-name="co11" table:default-cell-style-name="ce48"/>
        <table:table-column table:style-name="co5" table:default-cell-style-name="ce48"/>
        <table:table-column table:style-name="co3" table:default-cell-style-name="ce48"/>
        <table:table-column table:style-name="co12" table:number-columns-repeated="944" table:default-cell-style-name="Default"/>
        <table:table-column table:style-name="co13" table:number-columns-repeated="62" table:default-cell-style-name="ce48"/>
        <table:table-column table:style-name="co12" table:number-columns-repeated="15360" table:default-cell-style-name="Default"/>
        <table:table-row table:style-name="ro1">
          <table:table-cell table:style-name="ce35" office:value-type="string" calcext:value-type="string">
            <text:p>Nom ou numéro</text:p>
          </table:table-cell>
          <table:table-cell table:style-name="ce40" office:value-type="string" calcext:value-type="string">
            <text:p>Note</text:p>
          </table:table-cell>
          <table:table-cell table:style-name="ce11" office:value-type="string" calcext:value-type="string" table:number-columns-spanned="3" table:number-rows-spanned="1">
            <text:p>Exercice 1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Exercice 2</text:p>
          </table:table-cell>
          <table:covered-table-cell table:number-columns-repeated="2" table:style-name="ce11"/>
          <table:table-cell table:style-name="ce11" office:value-type="string" calcext:value-type="string">
            <text:p>Exercice 3</text:p>
          </table:table-cell>
          <table:table-cell table:style-name="ce11" office:value-type="string" calcext:value-type="string" table:number-columns-spanned="4" table:number-rows-spanned="1">
            <text:p>Exercice 4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Exercice 5</text:p>
          </table:table-cell>
          <table:covered-table-cell table:number-columns-repeated="4" table:style-name="ce11"/>
          <table:table-cell table:number-columns-repeated="16366"/>
        </table:table-row>
        <table:table-row table:style-name="ro2">
          <table:table-cell/>
          <table:table-cell table:style-name="ce41"/>
          <table:table-cell table:style-name="ce46" office:value-type="string" calcext:value-type="string">
            <text:p>Q1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3</text:p>
          </table:table-cell>
          <table:table-cell table:style-name="ce46" office:value-type="string" calcext:value-type="string">
            <text:p>Q1</text:p>
          </table:table-cell>
          <table:table-cell table:style-name="ce46" office:value-type="string" calcext:value-type="string">
            <text:p>Q2</text:p>
          </table:table-cell>
          <table:table-cell table:style-name="ce49" office:value-type="string" calcext:value-type="string">
            <text:p>Q3</text:p>
          </table:table-cell>
          <table:table-cell table:number-columns-repeated="2" table:style-name="ce46" office:value-type="string" calcext:value-type="string">
            <text:p>Q1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3</text:p>
          </table:table-cell>
          <table:table-cell table:style-name="ce46" office:value-type="string" calcext:value-type="string">
            <text:p>Q4</text:p>
          </table:table-cell>
          <table:table-cell table:style-name="ce46" office:value-type="string" calcext:value-type="string">
            <text:p>Q1ai</text:p>
          </table:table-cell>
          <table:table-cell table:style-name="ce49" office:value-type="string" calcext:value-type="string">
            <text:p>Q1aii</text:p>
          </table:table-cell>
          <table:table-cell table:style-name="ce46" office:value-type="string" calcext:value-type="string">
            <text:p>Q1b</text:p>
          </table:table-cell>
          <table:table-cell table:style-name="ce46" office:value-type="string" calcext:value-type="string">
            <text:p>Q2a</text:p>
          </table:table-cell>
          <table:table-cell table:style-name="ce46" office:value-type="string" calcext:value-type="string">
            <text:p>Q2b</text:p>
          </table:table-cell>
          <table:table-cell table:number-columns-repeated="16366"/>
        </table:table-row>
        <table:table-row table:style-name="ro3">
          <table:table-cell table:style-name="ce37"/>
          <table:table-cell table:style-name="ce41" table:formula="of:=SUM([.C3:.R3])" office:value-type="float" office:value="24.5" calcext:value-type="float">
            <text:p>24,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.5" calcext:value-type="float">
            <text:p>2,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.5" calcext:value-type="float">
            <text:p>2,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,5</text:p>
          </table:table-cell>
          <table:table-cell table:style-name="ce50" table:number-columns-repeated="944"/>
          <table:table-cell table:number-columns-repeated="62"/>
          <table:table-cell table:style-name="ce50" table:number-columns-repeated="15360"/>
        </table:table-row>
        <table:table-row table:style-name="ro3">
          <table:table-cell table:style-name="ce38" office:value-type="string" calcext:value-type="string">
            <text:p>MARCIANO Yael</text:p>
          </table:table-cell>
          <table:table-cell table:style-name="ce41" table:formula="of:=SUM([.C4:.R4])" office:value-type="float" office:value="6" calcext:value-type="float">
            <text:p>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table:formula="of:=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BENNAIM Anna</text:p>
          </table:table-cell>
          <table:table-cell table:style-name="ce41" table:formula="of:=SUM([.C5:.R5])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HERNOUNE Sami</text:p>
          </table:table-cell>
          <table:table-cell table:style-name="ce41" table:formula="of:=SUM([.C6:.R6])" office:value-type="float" office:value="16" calcext:value-type="float">
            <text:p>1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office:value-type="float" office:value="2.5" calcext:value-type="float">
            <text:p>2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.5" calcext:value-type="float">
            <text:p>1,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.75" calcext:value-type="float">
            <text:p>1,7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JAMAI Mamoun</text:p>
          </table:table-cell>
          <table:table-cell table:style-name="ce41" table:formula="of:=SUM([.C7:.R7])" office:value-type="float" office:value="4" calcext:value-type="float">
            <text:p>4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LEMESRE Marin </text:p>
          </table:table-cell>
          <table:table-cell table:style-name="ce41" table:formula="of:=SUM([.C8:.R8])" office:value-type="float" office:value="5.5" calcext:value-type="float">
            <text:p>5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Lehouby Raphaël</text:p>
          </table:table-cell>
          <table:table-cell table:style-name="ce41" table:formula="of:=SUM([.C9:.R9])" office:value-type="float" office:value="8.5" calcext:value-type="float">
            <text:p>8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0.5" calcext:value-type="float">
            <text:p>0,5</text:p>
          </table:table-cell>
          <table:table-cell table:style-name="ce37" office:value-type="float" office:value="0.75" calcext:value-type="float">
            <text:p>0,75</text:p>
          </table:table-cell>
          <table:table-cell table:style-name="ce36" office:value-type="float" office:value="0.75" calcext:value-type="float">
            <text:p>0,7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MERAD BOUDZA Ambune</text:p>
          </table:table-cell>
          <table:table-cell table:style-name="ce41" table:formula="of:=SUM([.C10:.R10])" office:value-type="float" office:value="5" calcext:value-type="float">
            <text:p>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ATTALI Aaron</text:p>
          </table:table-cell>
          <table:table-cell table:style-name="ce41" table:formula="of:=SUM([.C11:.R11])" office:value-type="float" office:value="4" calcext:value-type="float">
            <text:p>4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1.5" calcext:value-type="float">
            <text:p>1,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SURESH Sabana</text:p>
          </table:table-cell>
          <table:table-cell table:style-name="ce41" table:formula="of:=SUM([.C12:.R12])" office:value-type="float" office:value="6.5" calcext:value-type="float">
            <text:p>6,5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.75" calcext:value-type="float">
            <text:p>0,75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75" calcext:value-type="float">
            <text:p>0,7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DENNY Amaury</text:p>
          </table:table-cell>
          <table:table-cell table:style-name="ce41" table:formula="of:=SUM([.C13:.R13])" office:value-type="float" office:value="5.5" calcext:value-type="float">
            <text:p>5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.5" calcext:value-type="float">
            <text:p>0,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FREHERVICTH Timothée</text:p>
          </table:table-cell>
          <table:table-cell table:style-name="ce41" table:formula="of:=SUM([.C14:.R14])" office:value-type="float" office:value="8.25" calcext:value-type="float">
            <text:p>8,2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.5" calcext:value-type="float">
            <text:p>0,5</text:p>
          </table:table-cell>
          <table:table-cell table:style-name="ce37" office:value-type="float" office:value="0.5" calcext:value-type="float">
            <text:p>0,5</text:p>
          </table:table-cell>
          <table:table-cell table:style-name="ce36" office:value-type="float" office:value="0.75" calcext:value-type="float">
            <text:p>0,7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FOUREL Pauline</text:p>
          </table:table-cell>
          <table:table-cell table:style-name="ce41" table:formula="of:=SUM([.C15:.R15])" office:value-type="float" office:value="11.25" calcext:value-type="float">
            <text:p>11,2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DERRADJI Fahd</text:p>
          </table:table-cell>
          <table:table-cell table:style-name="ce41" table:formula="of:=SUM([.C16:.R16])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25" calcext:value-type="float">
            <text:p>0,2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LOPEZ DE VARO Sarah</text:p>
          </table:table-cell>
          <table:table-cell table:style-name="ce41" table:formula="of:=SUM([.C17:.R17])" office:value-type="float" office:value="2" calcext:value-type="float">
            <text:p>2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LAPRANILO Raphaël</text:p>
          </table:table-cell>
          <table:table-cell table:style-name="ce41" table:formula="of:=SUM([.C18:.R18])" office:value-type="float" office:value="3.25" calcext:value-type="float">
            <text:p>3,25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ANDREANI François</text:p>
          </table:table-cell>
          <table:table-cell table:style-name="ce41" table:formula="of:=SUM([.C19:.R19])" office:value-type="float" office:value="6.25" calcext:value-type="float">
            <text:p>6,2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2.5" calcext:value-type="float">
            <text:p>2,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MARANGON Chloe</text:p>
          </table:table-cell>
          <table:table-cell table:style-name="ce41" table:formula="of:=SUM([.C20:.R20])" office:value-type="float" office:value="9" calcext:value-type="float">
            <text:p>9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,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,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MALET Hanna</text:p>
          </table:table-cell>
          <table:table-cell table:style-name="ce41" table:formula="of:=SUM([.C21:.R21])" office:value-type="float" office:value="11.5" calcext:value-type="float">
            <text:p>11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2" table:style-name="ce47" office:value-type="float" office:value="2.5" calcext:value-type="float">
            <text:p>2,5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CHEN Tuxuan</text:p>
          </table:table-cell>
          <table:table-cell table:style-name="ce41" table:formula="of:=SUM([.C22:.R22])" office:value-type="float" office:value="6.5" calcext:value-type="float">
            <text:p>6,5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COCOMBANI Léa</text:p>
          </table:table-cell>
          <table:table-cell table:style-name="ce41" table:formula="of:=SUM([.C23:.R23])" office:value-type="float" office:value="4.25" calcext:value-type="float">
            <text:p>4,2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style-name="ce37" office:value-type="float" office:value="0.5" calcext:value-type="float">
            <text:p>0,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HAMELLE Martin</text:p>
          </table:table-cell>
          <table:table-cell table:style-name="ce41" table:formula="of:=SUM([.C24:.R24])" office:value-type="float" office:value="4.5" calcext:value-type="float">
            <text:p>4,5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25" calcext:value-type="float">
            <text:p>0,2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COCHET Célia</text:p>
          </table:table-cell>
          <table:table-cell table:style-name="ce41" table:formula="of:=SUM([.C25:.R25])" office:value-type="float" office:value="7.25" calcext:value-type="float">
            <text:p>7,2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GOSNIM Alexandre</text:p>
          </table:table-cell>
          <table:table-cell table:style-name="ce41" table:formula="of:=SUM([.C26:.R26])" office:value-type="float" office:value="8" calcext:value-type="float">
            <text:p>8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,5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.25" calcext:value-type="float">
            <text:p>0,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.25" calcext:value-type="float">
            <text:p>0,2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BLAUWART Aurélien</text:p>
          </table:table-cell>
          <table:table-cell table:style-name="ce41" table:formula="of:=SUM([.C27:.R27])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SFAR Medhi</text:p>
          </table:table-cell>
          <table:table-cell table:style-name="ce41" table:formula="of:=SUM([.C28:.R28])" office:value-type="float" office:value="4.5" calcext:value-type="float">
            <text:p>4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 table:visibility="collapse">
          <table:table-cell table:style-name="ce38" office:value-type="float" office:value="26" calcext:value-type="float">
            <text:p>26</text:p>
          </table:table-cell>
          <table:table-cell table:style-name="ce42"/>
          <table:table-cell table:style-name="ce47" table:number-columns-repeated="5"/>
          <table:table-cell table:style-name="ce37"/>
          <table:table-cell table:style-name="ce36" table:number-columns-repeated="10"/>
          <table:table-cell table:number-columns-repeated="16366"/>
        </table:table-row>
        <table:table-row table:style-name="ro3">
          <table:table-cell table:style-name="ce38" office:value-type="string" calcext:value-type="string">
            <text:p>ASSOUN Raphaël</text:p>
          </table:table-cell>
          <table:table-cell table:style-name="ce41" table:formula="of:=SUM([.C30:.R30])" office:value-type="float" office:value="12.5" calcext:value-type="float">
            <text:p>12,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Valier Emile</text:p>
          </table:table-cell>
          <table:table-cell table:style-name="ce41" table:formula="of:=SUM([.C31:.R31])" office:value-type="float" office:value="8.5" calcext:value-type="float">
            <text:p>8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LEPIETRE Matteo</text:p>
          </table:table-cell>
          <table:table-cell table:style-name="ce41" table:formula="of:=SUM([.C32:.R32])" office:value-type="float" office:value="6" calcext:value-type="float">
            <text:p>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 office:value-type="string" calcext:value-type="string">
            <text:p>WOLFF Dan</text:p>
          </table:table-cell>
          <table:table-cell table:style-name="ce41" table:formula="of:=SUM([.C33:.R33])" office:value-type="float" office:value="4.5" calcext:value-type="float">
            <text:p>4,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.5" calcext:value-type="float">
            <text:p>1,5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.25" calcext:value-type="float">
            <text:p>0,2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38"/>
          <table:table-cell table:style-name="ce41"/>
          <table:table-cell table:style-name="ce47" table:number-columns-repeated="5"/>
          <table:table-cell table:style-name="ce37"/>
          <table:table-cell table:style-name="ce36" table:number-columns-repeated="6"/>
          <table:table-cell table:style-name="ce37"/>
          <table:table-cell table:style-name="ce36" table:number-columns-repeated="3"/>
          <table:table-cell table:number-columns-repeated="16366"/>
        </table:table-row>
        <table:table-row table:style-name="ro3">
          <table:table-cell table:style-name="ce38"/>
          <table:table-cell table:style-name="ce41"/>
          <table:table-cell table:style-name="ce47" table:number-columns-repeated="5"/>
          <table:table-cell table:style-name="ce36" table:number-columns-repeated="11"/>
          <table:table-cell table:number-columns-repeated="16366"/>
        </table:table-row>
        <table:table-row table:style-name="ro3">
          <table:table-cell table:style-name="ce39"/>
          <table:table-cell table:style-name="ce42"/>
          <table:table-cell table:style-name="ce47" table:number-columns-repeated="5"/>
          <table:table-cell table:number-columns-repeated="7"/>
          <table:table-cell table:style-name="ce50"/>
          <table:table-cell table:number-columns-repeated="16369"/>
        </table:table-row>
        <table:table-row table:style-name="ro3" table:number-rows-repeated="155">
          <table:table-cell table:style-name="ce39"/>
          <table:table-cell table:style-name="ce42"/>
          <table:table-cell table:style-name="ce47" table:number-columns-repeated="5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44"/>
          <table:table-cell table:number-columns-repeated="16382"/>
        </table:table-row>
        <table:table-row table:style-name="ro3" table:number-rows-repeated="97">
          <table:table-cell table:number-columns-repeated="16384"/>
        </table:table-row>
        <table:table-row table:style-name="ro3" table:number-rows-repeated="5">
          <table:table-cell/>
          <table:table-cell table:style-name="ce41"/>
          <table:table-cell table:number-columns-repeated="16382"/>
        </table:table-row>
        <table:table-row table:style-name="ro3" table:number-rows-repeated="1048280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_FilterDatabase" table:base-cell-address="$Feuille1.$A$1" table:cell-range-address="$Feuille1.$A$3:.$E$191" table:range-usable-as="filter"/>
          <table:named-expression table:name="_xlnm._FilterDatabase_0" table:base-cell-address="$Feuille1.$A$1" table:expression="#REF!"/>
        </table:named-expressions>
      </table:table>
      <table:named-expressions/>
      <table:database-ranges>
        <table:database-range table:name="__Anonymous_Sheet_DB__0" table:target-range-address="Feuille1.A3:Feuille1.E19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.002cm" fo:margin-left="0cm" fo:margin-right="0cm" fo:margin-bottom="0.579cm"/>
      </style:header-style>
      <style:footer-style>
        <style:header-footer-properties fo:min-height="1.002cm" fo:margin-left="0cm" fo:margin-right="0cm" fo:margin-top="0.579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5-03T19:09:27</meta:creation-date>
    <dc:language>fr-FR</dc:language>
    <dc:date>2023-04-06T13:00:35.218487412</dc:date>
    <meta:editing-cycles>410</meta:editing-cycles>
    <meta:editing-duration>P1DT23H41M56S</meta:editing-duration>
    <meta:generator>LibreOffice/7.5.1.2$Linux_X86_64 LibreOffice_project/81bce3cd17f5e01886721863a4fa0d99f91033a6</meta:generator>
    <meta:document-statistic meta:table-count="1" meta:cell-count="563" meta:object-count="0"/>
    <meta:user-defined meta:name="AppVersion">16.0300</meta:user-defined>
    <meta:user-defined meta:name="ContentTypeId">0x010100BB074793F6ECE64DA3299D32E5E04539</meta:user-defined>
  </office:meta>
</office:document-meta>
</file>